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e46" officeooo:paragraph-rsid="0012be46"/>
    </style:style>
    <style:style style:name="P2" style:family="paragraph" style:parent-style-name="Standard">
      <style:text-properties officeooo:rsid="0013d55f" officeooo:paragraph-rsid="0013d55f"/>
    </style:style>
    <style:style style:name="P3" style:family="paragraph" style:parent-style-name="Standard">
      <style:text-properties officeooo:rsid="00155f30" officeooo:paragraph-rsid="00155f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yalty program mater</text:p>
      <text:p text:style-name="P1"><text:s/>bill wise loyalty column, adding row by right click, adding plus icon can improve the user experience </text:p>
      <text:p text:style-name="P1"/>
      <text:p text:style-name="P2">exception in csv validation while using bulk purchase order import</text:p>
      <text:p text:style-name="P2"/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7:56:22.497093606</meta:creation-date>
    <meta:editing-duration>PT10M3S</meta:editing-duration>
    <meta:editing-cycles>2</meta:editing-cycles>
    <meta:generator>LibreOffice/6.4.7.2$Linux_X86_64 LibreOffice_project/40$Build-2</meta:generator>
    <dc:date>2023-01-05T18:06:25.494721683</dc:date>
    <meta:document-statistic meta:table-count="0" meta:image-count="0" meta:object-count="0" meta:page-count="1" meta:paragraph-count="4" meta:word-count="30" meta:character-count="191" meta:non-whitespace-character-count="161"/>
  </office:meta>
</office:document-meta>
</file>